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center" fo:background-color="transparent" style:may-break-between-rows="false">
        <style:background-image/>
      </style:table-properties>
    </style:style>
    <style:style style:name="Tabla1.A" style:family="table-column">
      <style:table-column-properties style:column-width="3.491cm"/>
    </style:style>
    <style:style style:name="Tabla1.B" style:family="table-column">
      <style:table-column-properties style:column-width="13.51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style:vertical-align="middle"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a1.B1" style:family="table-cell">
      <style:table-cell-properties style:vertical-align="middle"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a1.A2" style:family="table-cell">
      <style:table-cell-properties style:vertical-align="middle"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a1.A3" style:family="table-cell">
      <style:table-cell-properties style:vertical-align="middle"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a1.B3" style:family="table-cell">
      <style:table-cell-properties style:vertical-align="middle"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a1.A9" style:family="table-cell">
      <style:table-cell-properties style:vertical-align="middle"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a1.B9" style:family="table-cell">
      <style:table-cell-properties style:vertical-align="middle"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la2" style:family="table">
      <style:table-properties style:width="6.399cm" table:align="center" style:may-break-between-rows="false"/>
    </style:style>
    <style:style style:name="Tabla2.A" style:family="table-column">
      <style:table-column-properties style:column-width="2.007cm"/>
    </style:style>
    <style:style style:name="Tabla2.B" style:family="table-column">
      <style:table-column-properties style:column-width="4.392cm"/>
    </style:style>
    <style:style style:name="Tabla2.A1" style:family="table-cell">
      <style:table-cell-properties style:vertical-align="middle"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a2.B1" style:family="table-cell">
      <style:table-cell-properties style:vertical-align="middle"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a2.A2" style:family="table-cell">
      <style:table-cell-properties style:vertical-align="middle"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a2.A3" style:family="table-cell">
      <style:table-cell-properties style:vertical-align="middle"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style:vertical-align="middle"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a2.A6" style:family="table-cell">
      <style:table-cell-properties style:vertical-align="middle"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a2.B6" style:family="table-cell">
      <style:table-cell-properties style:vertical-align="middle"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la3" style:family="table">
      <style:table-properties style:width="6.59cm" table:align="center" style:may-break-between-rows="false"/>
    </style:style>
    <style:style style:name="Tabla3.A" style:family="table-column">
      <style:table-column-properties style:column-width="2.406cm"/>
    </style:style>
    <style:style style:name="Tabla3.B" style:family="table-column">
      <style:table-column-properties style:column-width="4.184cm"/>
    </style:style>
    <style:style style:name="Tabla3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a3.B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a3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a3.B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a3.A10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a3.B10" style:family="table-cell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Tabla4" style:family="table">
      <style:table-properties style:width="11.509cm" table:align="center" style:may-break-between-rows="false"/>
    </style:style>
    <style:style style:name="Tabla4.A" style:family="table-column">
      <style:table-column-properties style:column-width="3.399cm"/>
    </style:style>
    <style:style style:name="Tabla4.B" style:family="table-column">
      <style:table-column-properties style:column-width="2.21cm"/>
    </style:style>
    <style:style style:name="Tabla4.C" style:family="table-column">
      <style:table-column-properties style:column-width="2.09cm"/>
    </style:style>
    <style:style style:name="Tabla4.D" style:family="table-column">
      <style:table-column-properties style:column-width="2.011cm"/>
    </style:style>
    <style:style style:name="Tabla4.E" style:family="table-column">
      <style:table-column-properties style:column-width="1.799cm"/>
    </style:style>
    <style:style style:name="Tabla4.A1" style:family="table-cell">
      <style:table-cell-properties fo:background-color="#ce181e" fo:padding="0cm" fo:border-left="0.75pt solid #ce181e" fo:border-right="none" fo:border-top="0.75pt solid #ce181e" fo:border-bottom="none" style:writing-mode="page">
        <style:background-image/>
      </style:table-cell-properties>
    </style:style>
    <style:style style:name="Tabla4.B1" style:family="table-cell">
      <style:table-cell-properties fo:background-color="#ce181e" fo:padding="0cm" fo:border-left="none" fo:border-right="none" fo:border-top="0.75pt solid #ce181e" fo:border-bottom="none" style:writing-mode="page">
        <style:background-image/>
      </style:table-cell-properties>
    </style:style>
    <style:style style:name="Tabla4.E1" style:family="table-cell">
      <style:table-cell-properties fo:background-color="#ce181e" fo:padding="0cm" fo:border-left="none" fo:border-right="0.75pt solid #ce181e" fo:border-top="0.75pt solid #ce181e" fo:border-bottom="none" style:writing-mode="page">
        <style:background-image/>
      </style:table-cell-properties>
    </style:style>
    <style:style style:name="Tabla4.A2" style:family="table-cell">
      <style:table-cell-properties fo:background-color="transparent" fo:padding="0cm" fo:border-left="0.75pt solid #ce181e" fo:border-right="none" fo:border-top="none" fo:border-bottom="none" style:writing-mode="page">
        <style:background-image/>
      </style:table-cell-properties>
    </style:style>
    <style:style style:name="Tabla4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E2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a4.A3" style:family="table-cell">
      <style:table-cell-properties fo:background-color="#dddddd" fo:padding="0cm" fo:border-left="0.75pt solid #ce181e" fo:border-right="none" fo:border-top="none" fo:border-bottom="none" style:writing-mode="page">
        <style:background-image/>
      </style:table-cell-properties>
    </style:style>
    <style:style style:name="Tabla4.B3" style:family="table-cell">
      <style:table-cell-properties fo:background-color="#dddddd" fo:padding="0cm" fo:border="none" style:writing-mode="page">
        <style:background-image/>
      </style:table-cell-properties>
    </style:style>
    <style:style style:name="Tabla4.C3" style:family="table-cell">
      <style:table-cell-properties fo:background-color="#dddddd" fo:padding="0cm" fo:border="none" style:writing-mode="page">
        <style:background-image/>
      </style:table-cell-properties>
    </style:style>
    <style:style style:name="Tabla4.D3" style:family="table-cell">
      <style:table-cell-properties fo:background-color="#dddddd" fo:padding="0cm" fo:border="none" style:writing-mode="page">
        <style:background-image/>
      </style:table-cell-properties>
    </style:style>
    <style:style style:name="Tabla4.E3" style:family="table-cell">
      <style:table-cell-properties fo:background-color="#dddddd" fo:padding="0cm" fo:border-left="none" fo:border-right="0.75pt solid #ce181e" fo:border-top="none" fo:border-bottom="none" style:writing-mode="page">
        <style:background-image/>
      </style:table-cell-properties>
    </style:style>
    <style:style style:name="Tabla4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D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4.E4" style:family="table-cell">
      <style:table-cell-properties fo:background-color="transparent" fo:padding="0cm" fo:border-left="none" fo:border-right="0.75pt solid #ce181e" fo:border-top="none" fo:border-bottom="none" style:writing-mode="page">
        <style:background-image/>
      </style:table-cell-properties>
    </style:style>
    <style:style style:name="Tabla4.A5" style:family="table-cell">
      <style:table-cell-properties fo:background-color="#fcd3c1" fo:padding="0cm" fo:border-left="0.75pt solid #ce181e" fo:border-right="none" fo:border-top="none" fo:border-bottom="0.75pt solid #ce181e" style:writing-mode="page">
        <style:background-image/>
      </style:table-cell-properties>
    </style:style>
    <style:style style:name="Tabla4.B5" style:family="table-cell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la4.C5" style:family="table-cell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la4.D5" style:family="table-cell">
      <style:table-cell-properties fo:background-color="#fcd3c1" fo:padding="0cm" fo:border-left="none" fo:border-right="none" fo:border-top="none" fo:border-bottom="0.75pt solid #ce181e" style:writing-mode="page">
        <style:background-image/>
      </style:table-cell-properties>
    </style:style>
    <style:style style:name="Tabla4.E5" style:family="table-cell">
      <style:table-cell-properties fo:background-color="#fcd3c1" fo:padding="0cm" fo:border-left="none" fo:border-right="0.75pt solid #ce181e" fo:border-top="none" fo:border-bottom="0.75pt solid #ce181e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text-underline-style="none" officeooo:rsid="001104ba" officeooo:paragraph-rsid="001104ba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text-underline-style="none" officeooo:rsid="0012864d" officeooo:paragraph-rsid="0012864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text-underline-style="none" officeooo:rsid="000d4a9b" officeooo:paragraph-rsid="000d4a9b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text-underline-style="none" officeooo:rsid="000f7f80" officeooo:paragraph-rsid="000f7f80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text-underline-style="solid" style:text-underline-width="auto" style:text-underline-color="font-color" officeooo:rsid="001104ba" officeooo:paragraph-rsid="001104ba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alibri Light" style:text-underline-style="solid" style:text-underline-width="auto" style:text-underline-color="font-color" officeooo:rsid="0012864d" officeooo:paragraph-rsid="0012864d"/>
    </style:style>
    <style:style style:name="P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Calibri Light" fo:font-size="18pt" fo:font-weight="bold" officeooo:rsid="000d4a9b" officeooo:paragraph-rsid="000d4a9b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bold" officeooo:rsid="0012864d" officeooo:paragraph-rsid="001286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normal" officeooo:rsid="0012864d" officeooo:paragraph-rsid="001286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bold" officeooo:rsid="000d4a9b" officeooo:paragraph-rsid="000d4a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bold" officeooo:rsid="000f7f80" officeooo:paragraph-rsid="000f7f8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bold" officeooo:rsid="001104ba" officeooo:paragraph-rsid="001104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normal" officeooo:rsid="000d4a9b" officeooo:paragraph-rsid="000d4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normal" officeooo:rsid="000f7f80" officeooo:paragraph-rsid="000f7f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Calibri Light" fo:font-size="12pt" fo:font-style="normal" fo:text-shadow="none" style:text-underline-style="none" fo:font-weight="normal" officeooo:rsid="001104ba" officeooo:paragraph-rsid="001104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Calibri Light" fo:font-size="12pt" fo:font-style="normal" fo:text-shadow="none" style:text-underline-style="none" fo:font-weight="bold" officeooo:rsid="0012864d" officeooo:paragraph-rsid="001286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Heading">
      <style:paragraph-properties fo:margin-left="0cm" fo:margin-right="0cm" fo:line-height="100%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Calibri Light" fo:font-size="12pt" fo:font-style="normal" fo:text-shadow="none" style:text-underline-style="none" fo:font-weight="bold" officeooo:rsid="000d4a9b" officeooo:paragraph-rsid="000d4a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Calibri Light" fo:font-size="12pt" fo:font-style="normal" fo:text-shadow="none" style:text-underline-style="none" fo:font-weight="bold" officeooo:rsid="000f7f80" officeooo:paragraph-rsid="000f7f8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Heading">
      <style:paragraph-properties fo:margin-left="0cm" fo:margin-right="0cm" fo:text-align="center" style:justify-single-word="false" fo:text-indent="0cm" style:auto-text-indent="false"/>
      <style:text-properties fo:color="#ffffff" loext:opacity="100%" style:text-outline="false" style:text-line-through-style="none" style:text-line-through-type="none" style:font-name="Calibri Light" fo:font-size="12pt" fo:font-style="normal" fo:text-shadow="none" style:text-underline-style="none" fo:font-weight="bold" officeooo:rsid="001104ba" officeooo:paragraph-rsid="001104b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104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rámetros y formas de construír de Java</text:p>
      <text:p text:style-name="P3"/>
      <text:p text:style-name="P3">Caracteres</text:p>
      <text:p text:style-name="P3"/>
      <table:table table:name="Tabla1" table:style-name="Tabla1" table:template-name="Box List Red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20">Carácter</text:p>
            </table:table-cell>
            <table:table-cell table:style-name="Tabla1.B1" office:value-type="string">
              <text:p text:style-name="P20">Significado</text:p>
            </table:table-cell>
          </table:table-row>
        </table:table-header-rows>
        <table:table-row>
          <table:table-cell table:style-name="Tabla1.A2" office:value-type="string">
            <text:p text:style-name="P10">\b</text:p>
          </table:table-cell>
          <table:table-cell table:style-name="Tabla1.B2" office:value-type="string">
            <text:p text:style-name="P14">Retroceso</text:p>
          </table:table-cell>
        </table:table-row>
        <table:table-row>
          <table:table-cell table:style-name="Tabla1.A3" office:value-type="string">
            <text:p text:style-name="P10">\t</text:p>
          </table:table-cell>
          <table:table-cell table:style-name="Tabla1.B3" office:value-type="string">
            <text:p text:style-name="P14">Tabulador</text:p>
          </table:table-cell>
        </table:table-row>
        <table:table-row>
          <table:table-cell table:style-name="Tabla1.A2" office:value-type="string">
            <text:p text:style-name="P10">\n</text:p>
          </table:table-cell>
          <table:table-cell table:style-name="Tabla1.B2" office:value-type="string">
            <text:p text:style-name="P15">Nueva línea</text:p>
          </table:table-cell>
        </table:table-row>
        <table:table-row>
          <table:table-cell table:style-name="Tabla1.A3" office:value-type="string">
            <text:p text:style-name="P10">\f</text:p>
          </table:table-cell>
          <table:table-cell table:style-name="Tabla1.B3" office:value-type="string">
            <text:p text:style-name="P15">Alimentación de página</text:p>
          </table:table-cell>
        </table:table-row>
        <table:table-row>
          <table:table-cell table:style-name="Tabla1.A2" office:value-type="string">
            <text:p text:style-name="P10">\r</text:p>
          </table:table-cell>
          <table:table-cell table:style-name="Tabla1.B2" office:value-type="string">
            <text:p text:style-name="P15">Retorno de carro</text:p>
          </table:table-cell>
        </table:table-row>
        <table:table-row>
          <table:table-cell table:style-name="Tabla1.A3" office:value-type="string">
            <text:p text:style-name="P10">\”</text:p>
          </table:table-cell>
          <table:table-cell table:style-name="Tabla1.B3" office:value-type="string">
            <text:p text:style-name="P15">Dobles comillas </text:p>
          </table:table-cell>
        </table:table-row>
        <table:table-row>
          <table:table-cell table:style-name="Tabla1.A2" office:value-type="string">
            <text:p text:style-name="P10">\’</text:p>
          </table:table-cell>
          <table:table-cell table:style-name="Tabla1.B2" office:value-type="string">
            <text:p text:style-name="P15">Comillas simples </text:p>
          </table:table-cell>
        </table:table-row>
        <table:table-row>
          <table:table-cell table:style-name="Tabla1.A9" office:value-type="string">
            <text:p text:style-name="P10">\udddd</text:p>
          </table:table-cell>
          <table:table-cell table:style-name="Tabla1.B9" office:value-type="string">
            <text:p text:style-name="P15">Las cuatro letras d, son en realidad números en hexadecimal. Representa el carácter Unicode cuyo código es representado por las dddd </text:p>
          </table:table-cell>
        </table:table-row>
      </table:table>
      <text:p text:style-name="P3"/>
      <text:p text:style-name="P4">Operadores</text:p>
      <text:p text:style-name="P4"/>
      <table:table table:name="Tabla2" table:style-name="Tabla2" table:template-name="Box List Red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P21">Operador</text:p>
            </table:table-cell>
            <table:table-cell table:style-name="Tabla2.B1" office:value-type="string">
              <text:p text:style-name="P21">Significado</text:p>
            </table:table-cell>
          </table:table-row>
        </table:table-header-rows>
        <table:table-row>
          <table:table-cell table:style-name="Tabla2.A2" office:value-type="string">
            <text:p text:style-name="P11">+</text:p>
          </table:table-cell>
          <table:table-cell table:style-name="Tabla2.B2" office:value-type="string">
            <text:p text:style-name="P16">Suma</text:p>
          </table:table-cell>
        </table:table-row>
        <table:table-row>
          <table:table-cell table:style-name="Tabla2.A3" office:value-type="string">
            <text:p text:style-name="P12">-</text:p>
          </table:table-cell>
          <table:table-cell table:style-name="Tabla2.B3" office:value-type="string">
            <text:p text:style-name="P16">Resta</text:p>
          </table:table-cell>
        </table:table-row>
        <table:table-row>
          <table:table-cell table:style-name="Tabla2.A2" office:value-type="string">
            <text:p text:style-name="P12">/</text:p>
          </table:table-cell>
          <table:table-cell table:style-name="Tabla2.B2" office:value-type="string">
            <text:p text:style-name="P16">División</text:p>
          </table:table-cell>
        </table:table-row>
        <table:table-row>
          <table:table-cell table:style-name="Tabla2.A3" office:value-type="string">
            <text:p text:style-name="P11">*</text:p>
          </table:table-cell>
          <table:table-cell table:style-name="Tabla2.B3" office:value-type="string">
            <text:p text:style-name="P16">Producto</text:p>
          </table:table-cell>
        </table:table-row>
        <table:table-row>
          <table:table-cell table:style-name="Tabla2.A6" office:value-type="string">
            <text:p text:style-name="P12">%</text:p>
          </table:table-cell>
          <table:table-cell table:style-name="Tabla2.B6" office:value-type="string">
            <text:p text:style-name="P17">Módulo (resto) </text:p>
          </table:table-cell>
        </table:table-row>
      </table:table>
      <text:p text:style-name="P4"/>
      <text:p text:style-name="P1">Operadores condicionales</text:p>
      <text:p text:style-name="P5"/>
      <table:table table:name="Tabla3" table:style-name="Tabla3" table:template-name="Box List Red">
        <table:table-column table:style-name="Tabla3.A"/>
        <table:table-column table:style-name="Tabla3.B"/>
        <table:table-header-rows>
          <table:table-row>
            <table:table-cell table:style-name="Tabla3.A1" office:value-type="string">
              <text:p text:style-name="P22">Operador</text:p>
            </table:table-cell>
            <table:table-cell table:style-name="Tabla3.B1" office:value-type="string">
              <text:p text:style-name="P22">Significado</text:p>
            </table:table-cell>
          </table:table-row>
        </table:table-header-rows>
        <table:table-row>
          <table:table-cell table:style-name="Tabla3.A2" office:value-type="string">
            <text:p text:style-name="P12">&lt;</text:p>
          </table:table-cell>
          <table:table-cell table:style-name="Tabla3.B2" office:value-type="string">
            <text:p text:style-name="P18">Menor que</text:p>
          </table:table-cell>
        </table:table-row>
        <table:table-row>
          <table:table-cell table:style-name="Tabla3.A3" office:value-type="string">
            <text:p text:style-name="P12">&gt;</text:p>
          </table:table-cell>
          <table:table-cell table:style-name="Tabla3.B3" office:value-type="string">
            <text:p text:style-name="P18">Mayor que</text:p>
          </table:table-cell>
        </table:table-row>
        <table:table-row>
          <table:table-cell table:style-name="Tabla3.A2" office:value-type="string">
            <text:p text:style-name="P12">&lt;<text:span text:style-name="T1">=</text:span></text:p>
          </table:table-cell>
          <table:table-cell table:style-name="Tabla3.B2" office:value-type="string">
            <text:p text:style-name="P18">Menor o igual que</text:p>
          </table:table-cell>
        </table:table-row>
        <table:table-row>
          <table:table-cell table:style-name="Tabla3.A3" office:value-type="string">
            <text:p text:style-name="P12">&gt;<text:span text:style-name="T1">=</text:span></text:p>
          </table:table-cell>
          <table:table-cell table:style-name="Tabla3.B3" office:value-type="string">
            <text:p text:style-name="P18">Mayor o igual que</text:p>
          </table:table-cell>
        </table:table-row>
        <table:table-row>
          <table:table-cell table:style-name="Tabla3.A2" office:value-type="string">
            <text:p text:style-name="P13">==</text:p>
          </table:table-cell>
          <table:table-cell table:style-name="Tabla3.B2" office:value-type="string">
            <text:p text:style-name="P18">Igual que</text:p>
          </table:table-cell>
        </table:table-row>
        <table:table-row>
          <table:table-cell table:style-name="Tabla3.A3" office:value-type="string">
            <text:p text:style-name="P12">!<text:span text:style-name="T1">=</text:span></text:p>
          </table:table-cell>
          <table:table-cell table:style-name="Tabla3.B3" office:value-type="string">
            <text:p text:style-name="P18">Distinto de</text:p>
          </table:table-cell>
        </table:table-row>
        <table:table-row>
          <table:table-cell table:style-name="Tabla3.A2" office:value-type="string">
            <text:p text:style-name="P12">!</text:p>
          </table:table-cell>
          <table:table-cell table:style-name="Tabla3.B2" office:value-type="string">
            <text:p text:style-name="P17">No lógico (NOT) </text:p>
          </table:table-cell>
        </table:table-row>
        <table:table-row>
          <table:table-cell table:style-name="Tabla3.A3" office:value-type="string">
            <text:p text:style-name="P12">&amp;&amp; </text:p>
          </table:table-cell>
          <table:table-cell table:style-name="Tabla3.B3" office:value-type="string">
            <text:p text:style-name="P17">“Y” lógico (AND) </text:p>
          </table:table-cell>
        </table:table-row>
        <table:table-row>
          <table:table-cell table:style-name="Tabla3.A10" office:value-type="string">
            <text:p text:style-name="P12">|| </text:p>
          </table:table-cell>
          <table:table-cell table:style-name="Tabla3.B10" office:value-type="string">
            <text:p text:style-name="P17">“O” lógico (OR) </text:p>
          </table:table-cell>
        </table:table-row>
      </table:table>
      <text:p text:style-name="P5"/>
      <text:p text:style-name="P2">Modificadores de acceso:</text:p>
      <text:p text:style-name="P2"/>
      <table:table table:name="Tabla4" table:style-name="Tabla4" table:template-name="Box List Red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header-rows>
          <table:table-row>
            <table:table-cell table:style-name="Tabla4.A1" office:value-type="string">
              <text:p text:style-name="P19">Modificador</text:p>
            </table:table-cell>
            <table:table-cell table:style-name="Tabla4.B1" office:value-type="string">
              <text:p text:style-name="P19">Clase</text:p>
            </table:table-cell>
            <table:table-cell table:style-name="Tabla4.B1" office:value-type="string">
              <text:p text:style-name="P19">Package</text:p>
            </table:table-cell>
            <table:table-cell table:style-name="Tabla4.B1" office:value-type="string">
              <text:p text:style-name="P19">Subclase</text:p>
            </table:table-cell>
            <table:table-cell table:style-name="Tabla4.E1" office:value-type="string">
              <text:p text:style-name="P19">Todos</text:p>
            </table:table-cell>
          </table:table-row>
        </table:table-header-rows>
        <table:table-row>
          <table:table-cell table:style-name="Tabla4.A2" office:value-type="string">
            <text:p text:style-name="P8">Public</text:p>
          </table:table-cell>
          <table:table-cell table:style-name="Tabla4.B2" office:value-type="string">
            <text:p text:style-name="P9">Si</text:p>
          </table:table-cell>
          <table:table-cell table:style-name="Tabla4.C2" office:value-type="string">
            <text:p text:style-name="P9">Si</text:p>
          </table:table-cell>
          <table:table-cell table:style-name="Tabla4.D2" office:value-type="string">
            <text:p text:style-name="P9">Si</text:p>
          </table:table-cell>
          <table:table-cell table:style-name="Tabla4.E2" office:value-type="string">
            <text:p text:style-name="P9">Si</text:p>
          </table:table-cell>
        </table:table-row>
        <table:table-row>
          <table:table-cell table:style-name="Tabla4.A3" office:value-type="string">
            <text:p text:style-name="P8">Protected</text:p>
          </table:table-cell>
          <table:table-cell table:style-name="Tabla4.B3" office:value-type="string">
            <text:p text:style-name="P9">Si</text:p>
          </table:table-cell>
          <table:table-cell table:style-name="Tabla4.C3" office:value-type="string">
            <text:p text:style-name="P9">Si</text:p>
          </table:table-cell>
          <table:table-cell table:style-name="Tabla4.D3" office:value-type="string">
            <text:p text:style-name="P9">Si</text:p>
          </table:table-cell>
          <table:table-cell table:style-name="Tabla4.E3" office:value-type="string">
            <text:p text:style-name="P9">No</text:p>
          </table:table-cell>
        </table:table-row>
        <table:table-row>
          <table:table-cell table:style-name="Tabla4.A2" office:value-type="string">
            <text:p text:style-name="P8">Private</text:p>
          </table:table-cell>
          <table:table-cell table:style-name="Tabla4.B4" office:value-type="string">
            <text:p text:style-name="P9">Si</text:p>
          </table:table-cell>
          <table:table-cell table:style-name="Tabla4.C4" office:value-type="string">
            <text:p text:style-name="P9">No</text:p>
          </table:table-cell>
          <table:table-cell table:style-name="Tabla4.D4" office:value-type="string">
            <text:p text:style-name="P9">No</text:p>
          </table:table-cell>
          <table:table-cell table:style-name="Tabla4.E4" office:value-type="string">
            <text:p text:style-name="P9">No</text:p>
          </table:table-cell>
        </table:table-row>
        <table:table-row>
          <table:table-cell table:style-name="Tabla4.A5" office:value-type="string">
            <text:p text:style-name="P8">Por Defecto</text:p>
          </table:table-cell>
          <table:table-cell table:style-name="Tabla4.B5" office:value-type="string">
            <text:p text:style-name="P9">Si</text:p>
          </table:table-cell>
          <table:table-cell table:style-name="Tabla4.C5" office:value-type="string">
            <text:p text:style-name="P9">Si</text:p>
          </table:table-cell>
          <table:table-cell table:style-name="Tabla4.D5" office:value-type="string">
            <text:p text:style-name="P9">No</text:p>
          </table:table-cell>
          <table:table-cell table:style-name="Tabla4.E5" office:value-type="string">
            <text:p text:style-name="P9">No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gl" number:country="ES">
      <number:number number:min-integer-digits="1"/>
    </number:number-style>
    <number:text-style style:name="N10100" number:language="gl" number:country="ES">
      <number:text-content/>
    </number:text-style>
    <style:style style:name="Box_20_List_20_Red.1" style:display-name="Box List Red.1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2" style:display-name="Box List Red.2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3" style:display-name="Box List Red.3" style:family="table-cell" style:data-style-name="N10100">
      <style:table-cell-properties fo:border-lef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4" style:display-name="Box List Red.4" style:family="table-cell" style:data-style-name="N10000">
      <style:table-cell-properties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5" style:display-name="Box List Red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6" style:display-name="Box List Red.6" style:family="table-cell" style:data-style-name="N10100">
      <style:table-cell-properties fo:background-color="#dddddd" fo:border-lef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7" style:display-name="Box List Red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8" style:display-name="Box List Red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9" style:display-name="Box List Red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0" style:display-name="Box List Red.10" style:family="table-cell" style:data-style-name="N10000">
      <style:table-cell-properties fo:background-color="#dddddd" fo:border-right="0.74pt solid #ce181e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Red.11" style:display-name="Box List Red.11" style:family="table-cell" style:data-style-name="N10100">
      <style:table-cell-properties fo:background-color="#ce181e" fo:border-lef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2" style:display-name="Box List Red.12" style:family="table-cell" style:data-style-name="N10100">
      <style:table-cell-properties fo:background-color="#ce181e" fo:border-right="0.74pt solid 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3" style:display-name="Box List Red.13" style:family="table-cell" style:data-style-name="N10100">
      <style:table-cell-properties fo:background-color="#fcd3c1" fo:border-lef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4" style:display-name="Box List Red.14" style:family="table-cell" style:data-style-name="N10000">
      <style:table-cell-properties fo:background-color="#fcd3c1" fo:border-right="0.74pt solid #ce181e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5" style:display-name="Box List Red.15" style:family="table-cell" style:data-style-name="N10100">
      <style:table-cell-properties fo:background-color="#ce181e" fo:border-top="0.74pt solid #ce181e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Red.16" style:display-name="Box List Red.16" style:family="table-cell" style:data-style-name="N10000">
      <style:table-cell-properties fo:background-color="#fcd3c1" fo:border-bottom="0.74pt solid #ce181e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Red" table:first-row-end-column="row" table:first-row-start-column="row" table:last-row-end-column="row" table:last-row-start-column="row">
      <table:first-row table:style-name="Box_20_List_20_Red.1"/>
      <table:last-row table:style-name="Box_20_List_20_Red.2"/>
      <table:first-column table:style-name="Box_20_List_20_Red.3"/>
      <table:last-column table:style-name="Box_20_List_20_Red.4"/>
      <table:body table:style-name="Box_20_List_20_Red.9"/>
      <table:even-rows table:style-name="Box_20_List_20_Red.5"/>
      <table:odd-rows table:style-name="Box_20_List_20_Red.6"/>
      <table:even-columns table:style-name="Box_20_List_20_Red.7"/>
      <table:odd-columns table:style-name="Box_20_List_20_Red.8"/>
      <table:background table:style-name="Box_20_List_20_Red.10"/>
      <loext:first-row-even-column table:style-name="Box_20_List_20_Red.15"/>
      <loext:last-row-even-column table:style-name="Box_20_List_20_Red.16"/>
      <loext:first-row-end-column table:style-name="Box_20_List_20_Red.12"/>
      <loext:first-row-start-column table:style-name="Box_20_List_20_Red.11"/>
      <loext:last-row-end-column table:style-name="Box_20_List_20_Red.14"/>
      <loext:last-row-start-column table:style-name="Box_20_List_20_Red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2T11:53:32.991000000</meta:creation-date>
    <dc:date>2023-09-13T13:54:12.860000000</dc:date>
    <meta:editing-duration>PT17M18S</meta:editing-duration>
    <meta:editing-cycles>5</meta:editing-cycles>
    <meta:generator>LibreOffice/7.5.5.2$Windows_X86_64 LibreOffice_project/ca8fe7424262805f223b9a2334bc7181abbcbf5e</meta:generator>
    <meta:document-statistic meta:table-count="4" meta:image-count="0" meta:object-count="0" meta:page-count="1" meta:paragraph-count="80" meta:word-count="134" meta:character-count="702" meta:non-whitespace-character-count="639"/>
  </office:meta>
</office:document-meta>
</file>